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23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23-08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12-2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11-23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10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10-01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8-28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7-27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6-23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5-28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4-29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3-29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2-2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5-01-2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12-23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11-29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10-28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9-25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8-28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7-28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6-24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5-2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4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3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2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4-01-2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12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11-2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9-2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8-27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7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6-2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5-2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4-17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3-2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2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3-01-3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12-20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11-2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11-0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9-2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8-2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7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6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5-2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4-30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3-2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2-27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12-2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11-2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10-2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9-2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7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6-2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5-2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4-25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3-2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2-2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1-01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12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11-22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10-2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9-2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8-2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7-2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6-2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5-24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4-26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3-2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2-2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10-01-2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12-2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11-2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10-26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9-28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8-24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7-29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6-22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5-26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4-27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3-2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2-23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9-01-2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12-29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11-24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10-28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9-22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8-25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7-28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6-23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5-2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3-25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2-26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8-01-2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11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10-2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9-25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8-29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9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6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46072420101</text:p>
          </table:table-cell>
          <table:table-cell office:value-type="string" calcext:value-type="string">
            <text:p>195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96" meta:object-count="0"/>
    <meta:user-defined meta:name="AppVersion">3.0</meta:user-defined>
  </office:meta>
</office:document-meta>
</file>